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GBOT V2 BOM</text:p>
          </table:table-cell>
          <table:table-cell table:number-columns-repeated="4"/>
          <table:table-cell office:value-type="string" calcext:value-type="string">
            <text:p>dollar</text:p>
          </table:table-cell>
          <table:table-cell office:value-type="float" office:value="7.1" calcext:value-type="float">
            <text:p>7.10</text:p>
          </table:table-cell>
          <table:table-cell table:style-name="ce2" office:value-type="string" calcext:value-type="string">
            <text:p>reduceret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string" calcext:value-type="string">
            <text:p>budg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olu</text:p>
          </table:table-cell>
          <table:table-cell table:number-columns-repeated="8"/>
          <table:table-cell office:value-type="string" calcext:value-type="string">
            <text:p>Ordered 10/12 2015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" office:value-type="string" calcext:value-type="string">
            <text:p>I Dk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tor</text:p>
          </table:table-cell>
          <table:table-cell office:value-type="string" calcext:value-type="string">
            <text:p>25Dx48L <text:s/>48CPR</text:p>
          </table:table-cell>
          <table:table-cell/>
          <table:table-cell office:value-type="float" office:value="31.46" calcext:value-type="float">
            <text:p>31.46</text:p>
          </table:table-cell>
          <table:table-cell office:value-type="float" office:value="50" calcext:value-type="float">
            <text:p>50</text:p>
          </table:table-cell>
          <table:table-cell table:formula="of:=[.E6]*[.D6]" office:value-type="float" office:value="1573" calcext:value-type="float">
            <text:p>1573.00</text:p>
          </table:table-cell>
          <table:table-cell table:formula="of:=[.F6]*[.G$2]" office:value-type="float" office:value="11168.3" calcext:value-type="float">
            <text:p>11168.30</text:p>
          </table:table-cell>
          <table:table-cell table:formula="of:=[.G6]" office:value-type="float" office:value="11168.3" calcext:value-type="float">
            <text:p>11168.30</text:p>
          </table:table-cell>
          <table:table-cell/>
          <table:table-cell office:value-type="string" calcext:value-type="string">
            <text:p>Jaycon Systems</text:p>
          </table:table-cell>
          <table:table-cell/>
          <table:table-cell table:style-name="ce1" office:value-type="float" office:value="1036" calcext:value-type="float">
            <text:p>1036.00</text:p>
          </table:table-cell>
          <table:table-cell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5V 0.5A</text:p>
          </table:table-cell>
          <table:table-cell office:value-type="string" calcext:value-type="string">
            <text:p>#2121 S10V4F5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25" calcext:value-type="float">
            <text:p>25</text:p>
          </table:table-cell>
          <table:table-cell table:formula="of:=[.E7]*[.D7]" office:value-type="float" office:value="87.25" calcext:value-type="float">
            <text:p>87.25</text:p>
          </table:table-cell>
          <table:table-cell table:formula="of:=[.F7]*[.G$2]" office:value-type="float" office:value="619.475" calcext:value-type="float">
            <text:p>619.48</text:p>
          </table:table-cell>
          <table:table-cell table:formula="of:=[.G7]" office:value-type="float" office:value="619.475" calcext:value-type="float">
            <text:p>619.48</text:p>
          </table:table-cell>
          <table:table-cell/>
          <table:table-cell office:value-type="string" calcext:value-type="string">
            <text:p>Pololu</text:p>
          </table:table-cell>
          <table:table-cell/>
          <table:table-cell table:style-name="ce1" office:value-type="float" office:value="1475.22" calcext:value-type="float">
            <text:p>1475.22</text:p>
          </table:table-cell>
          <table:table-cell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motor drive dual</text:p>
          </table:table-cell>
          <table:table-cell office:value-type="string" calcext:value-type="string">
            <text:p>#1213 dual Mc33926</text:p>
          </table:table-cell>
          <table:table-cell/>
          <table:table-cell office:value-type="float" office:value="26.96" calcext:value-type="float">
            <text:p>26.96</text:p>
          </table:table-cell>
          <table:table-cell office:value-type="float" office:value="25" calcext:value-type="float">
            <text:p>25</text:p>
          </table:table-cell>
          <table:table-cell table:formula="of:=[.E8]*[.D8]" office:value-type="float" office:value="674" calcext:value-type="float">
            <text:p>674.00</text:p>
          </table:table-cell>
          <table:table-cell table:formula="of:=[.F8]*[.G$2]" office:value-type="float" office:value="4785.4" calcext:value-type="float">
            <text:p>4785.40</text:p>
          </table:table-cell>
          <table:table-cell table:formula="of:=[.G8]" office:value-type="float" office:value="4785.4" calcext:value-type="float">
            <text:p>4785.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jul HUB</text:p>
          </table:table-cell>
          <table:table-cell office:value-type="string" calcext:value-type="string">
            <text:p>#1997 4mm hul 3mm skrue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25" calcext:value-type="float">
            <text:p>25</text:p>
          </table:table-cell>
          <table:table-cell table:formula="of:=[.E9]*[.D9]" office:value-type="float" office:value="153" calcext:value-type="float">
            <text:p>153.00</text:p>
          </table:table-cell>
          <table:table-cell table:formula="of:=[.F9]*[.G$2]" office:value-type="float" office:value="1086.3" calcext:value-type="float">
            <text:p>1086.30</text:p>
          </table:table-cell>
          <table:table-cell table:formula="of:=[.G9]" office:value-type="float" office:value="1086.3" calcext:value-type="float">
            <text:p>1086.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jul</text:p>
          </table:table-cell>
          <table:table-cell office:value-type="string" calcext:value-type="string">
            <text:p>#1421 (rød 6cmØ)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27" calcext:value-type="float">
            <text:p>27</text:p>
          </table:table-cell>
          <table:table-cell table:formula="of:=[.E10]*[.D10]" office:value-type="float" office:value="115.02" calcext:value-type="float">
            <text:p>115.02</text:p>
          </table:table-cell>
          <table:table-cell table:formula="of:=[.F10]*[.G$2]" office:value-type="float" office:value="816.642" calcext:value-type="float">
            <text:p>816.64</text:p>
          </table:table-cell>
          <table:table-cell table:formula="of:=[.G10]" office:value-type="float" office:value="816.642" calcext:value-type="float">
            <text:p>816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agt1</text:p>
          </table:table-cell>
          <table:table-cell table:number-columns-repeated="4"/>
          <table:table-cell office:value-type="float" office:value="236" calcext:value-type="float">
            <text:p>236.00</text:p>
          </table:table-cell>
          <table:table-cell table:formula="of:=[.F11]*[.G$2]" office:value-type="float" office:value="1675.6" calcext:value-type="float">
            <text:p>1675.60</text:p>
          </table:table-cell>
          <table:table-cell table:formula="of:=[.G11]" office:value-type="float" office:value="1675.6" calcext:value-type="float">
            <text:p>1675.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agt</text:p>
          </table:table-cell>
          <table:table-cell table:number-columns-repeated="2"/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.00</text:p>
          </table:table-cell>
          <table:table-cell table:formula="of:=[.F12]*[.G$2]" office:value-type="float" office:value="539.6" calcext:value-type="float">
            <text:p>539.60</text:p>
          </table:table-cell>
          <table:table-cell table:formula="of:=[.G12]" office:value-type="float" office:value="539.6" calcext:value-type="float">
            <text:p>539.60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7"/>
          <table:table-cell table:formula="of:=[.G14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G15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arkfun</text:p>
          </table:table-cell>
          <table:table-cell table:number-columns-repeated="6"/>
          <table:table-cell table:formula="of:=[.G16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U 9150</text:p>
          </table:table-cell>
          <table:table-cell table:number-columns-repeated="2"/>
          <table:table-cell office:value-type="float" office:value="31.46" calcext:value-type="float">
            <text:p>31.46</text:p>
          </table:table-cell>
          <table:table-cell office:value-type="float" office:value="25" calcext:value-type="float">
            <text:p>25</text:p>
          </table:table-cell>
          <table:table-cell table:formula="of:=[.E17]*[.D17]" office:value-type="float" office:value="786.5" calcext:value-type="float">
            <text:p>786.50</text:p>
          </table:table-cell>
          <table:table-cell table:formula="of:=[.F17]*[.G$2]" office:value-type="float" office:value="5584.15" calcext:value-type="float">
            <text:p>5584.15</text:p>
          </table:table-cell>
          <table:table-cell table:formula="of:=[.G17]" office:value-type="float" office:value="5584.15" calcext:value-type="float">
            <text:p>5584.15</text:p>
          </table:table-cell>
          <table:table-cell/>
          <table:table-cell office:value-type="string" calcext:value-type="string">
            <text:p>Sparkfun</text:p>
          </table:table-cell>
          <table:table-cell/>
          <table:table-cell office:value-type="float" office:value="842.76" calcext:value-type="float">
            <text:p>842.76</text:p>
          </table:table-cell>
          <table:table-cell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Knapper</text:p>
          </table:table-cell>
          <table:table-cell table:number-columns-repeated="2"/>
          <table:table-cell office:value-type="float" office:value="4.95" calcext:value-type="float">
            <text:p>4.95</text:p>
          </table:table-cell>
          <table:table-cell office:value-type="float" office:value="5" calcext:value-type="float">
            <text:p>5</text:p>
          </table:table-cell>
          <table:table-cell table:formula="of:=[.E18]*[.D18]" office:value-type="float" office:value="24.75" calcext:value-type="float">
            <text:p>24.75</text:p>
          </table:table-cell>
          <table:table-cell table:formula="of:=[.F18]*[.G$2]" office:value-type="float" office:value="175.725" calcext:value-type="float">
            <text:p>175.73</text:p>
          </table:table-cell>
          <table:table-cell table:formula="of:=[.G18]" office:value-type="float" office:value="175.725" calcext:value-type="float">
            <text:p>175.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agt</text:p>
          </table:table-cell>
          <table:table-cell table:number-columns-repeated="4"/>
          <table:table-cell office:value-type="float" office:value="31.51" calcext:value-type="float">
            <text:p>31.51</text:p>
          </table:table-cell>
          <table:table-cell table:formula="of:=[.F19]*[.G$2]" office:value-type="float" office:value="223.721" calcext:value-type="float">
            <text:p>223.72</text:p>
          </table:table-cell>
          <table:table-cell table:formula="of:=[.G19]" office:value-type="float" office:value="223.721" calcext:value-type="float">
            <text:p>223.72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G20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JRC</text:p>
          </table:table-cell>
          <table:table-cell table:number-columns-repeated="6"/>
          <table:table-cell table:formula="of:=[.G21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ensy 3.2</text:p>
          </table:table-cell>
          <table:table-cell table:number-columns-repeated="2"/>
          <table:table-cell office:value-type="float" office:value="19.8" calcext:value-type="float">
            <text:p>19.80</text:p>
          </table:table-cell>
          <table:table-cell office:value-type="float" office:value="25" calcext:value-type="float">
            <text:p>25</text:p>
          </table:table-cell>
          <table:table-cell table:formula="of:=[.E22]*[.D22]" office:value-type="float" office:value="495" calcext:value-type="float">
            <text:p>495.00</text:p>
          </table:table-cell>
          <table:table-cell table:formula="of:=[.F22]*[.G$2]" office:value-type="float" office:value="3514.5" calcext:value-type="float">
            <text:p>3514.50</text:p>
          </table:table-cell>
          <table:table-cell table:formula="of:=[.G22]" office:value-type="float" office:value="3514.5" calcext:value-type="float">
            <text:p>3514.50</text:p>
          </table:table-cell>
          <table:table-cell/>
          <table:table-cell office:value-type="string" calcext:value-type="string">
            <text:p>PJRC</text:p>
          </table:table-cell>
          <table:table-cell/>
          <table:table-cell office:value-type="float" office:value="764.06" calcext:value-type="float">
            <text:p>764.06</text:p>
          </table:table-cell>
          <table:table-cell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USB kabel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25" calcext:value-type="float">
            <text:p>25</text:p>
          </table:table-cell>
          <table:table-cell table:formula="of:=[.E23]*[.D23]" office:value-type="float" office:value="125" calcext:value-type="float">
            <text:p>125.00</text:p>
          </table:table-cell>
          <table:table-cell table:formula="of:=[.F23]*[.G$2]" office:value-type="float" office:value="887.5" calcext:value-type="float">
            <text:p>887.50</text:p>
          </table:table-cell>
          <table:table-cell table:formula="of:=[.G23]" office:value-type="float" office:value="887.5" calcext:value-type="float">
            <text:p>887.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agt</text:p>
          </table:table-cell>
          <table:table-cell table:number-columns-repeated="4"/>
          <table:table-cell office:value-type="float" office:value="144.06" calcext:value-type="float">
            <text:p>144.06</text:p>
          </table:table-cell>
          <table:table-cell table:formula="of:=[.F24]*[.G$2]" office:value-type="float" office:value="1022.826" calcext:value-type="float">
            <text:p>1022.83</text:p>
          </table:table-cell>
          <table:table-cell table:formula="of:=[.G24]" office:value-type="float" office:value="1022.826" calcext:value-type="float">
            <text:p>1022.83</text:p>
          </table:table-cell>
          <table:table-cell table:number-columns-repeated="3"/>
          <table:table-cell table:formula="of:=SUM([.L6:.L22])" office:value-type="float" office:value="4118.04" calcext:value-type="float">
            <text:p>4118.04</text:p>
          </table:table-cell>
          <table:table-cell/>
        </table:table-row>
        <table:table-row table:style-name="ro2">
          <table:table-cell table:number-columns-repeated="7"/>
          <table:table-cell table:formula="of:=[.G25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G26]" office:value-type="float" office:value="0" calcext:value-type="float">
            <text:p>0.00</text:p>
          </table:table-cell>
          <table:table-cell table:formula="of:=SUM([.H6:.H26])" office:value-type="float" office:value="32099.739" calcext:value-type="float">
            <text:p>32099.7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nt main</text:p>
          </table:table-cell>
          <table:table-cell table:number-columns-repeated="5"/>
          <table:table-cell office:value-type="float" office:value="2000" calcext:value-type="float">
            <text:p>20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ntlayout</text:p>
          </table:table-cell>
          <table:table-cell office:value-type="string" calcext:value-type="string">
            <text:p>timer</text:p>
          </table:table-cell>
          <table:table-cell/>
          <table:table-cell office:value-type="float" office:value="20" calcext:value-type="float">
            <text:p>20.00</text:p>
          </table:table-cell>
          <table:table-cell office:value-type="float" office:value="160" calcext:value-type="float">
            <text:p>160</text:p>
          </table:table-cell>
          <table:table-cell table:formula="of:=[.E28]*[.D28]" office:value-type="float" office:value="3200" calcext:value-type="float">
            <text:p>3200.00</text:p>
          </table:table-cell>
          <table:table-cell table:formula="of:=[.F28]" office:value-type="float" office:value="3200" calcext:value-type="float">
            <text:p>32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nt linjesensor</text:p>
          </table:table-cell>
          <table:table-cell table:number-columns-repeated="5"/>
          <table:table-cell office:value-type="float" office:value="1000" calcext:value-type="float">
            <text:p>10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ntering (Eva/Helge)</text:p>
          </table:table-cell>
          <table:table-cell table:number-columns-repeated="5"/>
          <table:table-cell office:value-type="float" office:value="7000" calcext:value-type="float">
            <text:p>7000.00</text:p>
          </table:table-cell>
          <table:table-cell table:number-columns-repeated="6"/>
        </table:table-row>
        <table:table-row table:style-name="ro2">
          <table:table-cell table:number-columns-repeated="7"/>
          <table:table-cell table:formula="of:=[.G31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rnell – komponenter</text:p>
          </table:table-cell>
          <table:table-cell table:number-columns-repeated="6"/>
          <table:table-cell table:formula="of:=[.G32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Gæt – strømsensor</text:p>
          </table:table-cell>
          <table:table-cell table:number-columns-repeated="4"/>
          <table:table-cell office:value-type="float" office:value="7000" calcext:value-type="float">
            <text:p>7000.00</text:p>
          </table:table-cell>
          <table:table-cell office:value-type="float" office:value="2000" calcext:value-type="float">
            <text:p>2000.00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Dusti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SU 12V/3A</text:p>
          </table:table-cell>
          <table:table-cell table:number-columns-repeated="12"/>
        </table:table-row>
        <table:table-row table:style-name="ro1">
          <table:table-cell table:number-columns-repeated="7"/>
          <table:table-cell table:formula="of:=[.G37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sercut frame</text:p>
          </table:table-cell>
          <table:table-cell table:number-columns-repeated="6"/>
          <table:table-cell table:formula="of:=[.G38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astik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office:value-type="float" office:value="10" calcext:value-type="float">
            <text:p>10</text:p>
          </table:table-cell>
          <table:table-cell table:formula="of:=[.E39]*[.D39]" office:value-type="float" office:value="1500" calcext:value-type="float">
            <text:p>1500.00</text:p>
          </table:table-cell>
          <table:table-cell table:formula="of:=[.F39]" office:value-type="float" office:value="1500" calcext:value-type="float">
            <text:p>1500.00</text:p>
          </table:table-cell>
          <table:table-cell table:formula="of:=[.G39]" office:value-type="float" office:value="1500" calcext:value-type="float">
            <text:p>1500.00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G40]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float" office:value="2000" calcext:value-type="float">
            <text:p>2000.00</text:p>
          </table:table-cell>
          <table:table-cell table:formula="of:=[.G41]" office:value-type="float" office:value="2000" calcext:value-type="float">
            <text:p>200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kruer</text:p>
          </table:table-cell>
          <table:table-cell office:value-type="string" calcext:value-type="string">
            <text:p>3mm</text:p>
          </table:table-cell>
          <table:table-cell/>
          <table:table-cell office:value-type="float" office:value="16" calcext:value-type="float">
            <text:p>16.00</text:p>
          </table:table-cell>
          <table:table-cell office:value-type="float" office:value="25" calcext:value-type="float">
            <text:p>25</text:p>
          </table:table-cell>
          <table:table-cell table:formula="of:=[.E42]*[.D42]" office:value-type="float" office:value="400" calcext:value-type="float">
            <text:p>400.00</text:p>
          </table:table-cell>
          <table:table-cell office:value-type="float" office:value="200" calcext:value-type="float">
            <text:p>200.00</text:p>
          </table:table-cell>
          <table:table-cell table:formula="of:=[.G42]" office:value-type="float" office:value="200" calcext:value-type="float">
            <text:p>20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øtrik</text:p>
          </table:table-cell>
          <table:table-cell office:value-type="string" calcext:value-type="string">
            <text:p>3mm</text:p>
          </table:table-cell>
          <table:table-cell/>
          <table:table-cell office:value-type="float" office:value="12" calcext:value-type="float">
            <text:p>12.00</text:p>
          </table:table-cell>
          <table:table-cell office:value-type="float" office:value="25" calcext:value-type="float">
            <text:p>25</text:p>
          </table:table-cell>
          <table:table-cell table:formula="of:=[.E43]*[.D43]" office:value-type="float" office:value="300" calcext:value-type="float">
            <text:p>300.00</text:p>
          </table:table-cell>
          <table:table-cell office:value-type="float" office:value="200" calcext:value-type="float">
            <text:p>200.00</text:p>
          </table:table-cell>
          <table:table-cell table:formula="of:=[.G43]" office:value-type="float" office:value="200" calcext:value-type="float">
            <text:p>200.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5"/>
          <table:table-cell table:formula="of:=SUM([.G6:.G44])" office:value-type="float" office:value="56199.739" calcext:value-type="float">
            <text:p>56199.74</text:p>
          </table:table-cell>
          <table:table-cell table:formula="of:=SUM([.H6:.H44])" office:value-type="float" office:value="37999.739" calcext:value-type="float">
            <text:p>37999.74</text:p>
          </table:table-cell>
          <table:table-cell table:number-columns-repeated="5"/>
        </table:table-row>
        <table:table-row table:style-name="ro1" table:number-rows-repeated="104853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currency-style style:name="N112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4:49:19.155136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0:07:03.087620496</meta:creation-date>
    <dc:date>2015-12-14T14:50:19.427241984</dc:date>
    <meta:editing-duration>PT4H9M32S</meta:editing-duration>
    <meta:editing-cycles>5</meta:editing-cycles>
    <meta:generator>LibreOffice/4.2.8.2$Linux_x86 LibreOffice_project/420m0$Build-2</meta:generator>
    <meta:document-statistic meta:table-count="1" meta:cell-count="157" meta:object-count="0"/>
  </office:meta>
</office:document-meta>
</file>